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864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68cm" fo:min-width="0.4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6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svg:x="9.4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6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svg:x="9.5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draw:transform="rotate (1.5707963267949) translate (7.751cm 3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draw:line-skew="-0.576cm" svg:x1="4.684cm" svg:y1="1.009cm" svg:x2="3.03cm" svg:y2="2.076cm" draw:start-shape="id1" draw:start-glue-point="3" svg:d="M4684 1009h-1654v1067" svg:viewBox="0 0 1655 1068">
          <text:p/>
        </draw:connector>
        <draw:connector draw:style-name="gr2" draw:text-style-name="P1" draw:layer="layout" svg:x1="3.03cm" svg:y1="2.076cm" svg:x2="4.684cm" svg:y2="4.909cm" draw:start-shape="id2" draw:start-glue-point="3" draw:end-shape="id3" draw:end-glue-point="3" svg:d="M3030 2076v2833h1654" svg:viewBox="0 0 1655 2834">
          <text:p/>
        </draw:connector>
        <draw:connector draw:style-name="gr2" draw:text-style-name="P1" draw:layer="layout" draw:line-skew="0.239cm" svg:x1="12.492cm" svg:y1="7.739cm" svg:x2="8.018cm" svg:y2="8.276cm" draw:end-shape="id4" draw:end-glue-point="6" svg:d="M12492 7739v1277h-4474v-740" svg:viewBox="0 0 4475 1278">
          <text:p/>
        </draw:connector>
        <draw:connector draw:style-name="gr2" draw:text-style-name="P1" draw:layer="layout" svg:x1="6.359cm" svg:y1="4.909cm" svg:x2="9.584cm" svg:y2="4.909cm" draw:start-shape="id3" draw:start-glue-point="1" draw:end-shape="id5" draw:end-glue-point="3" svg:d="M6359 4909h3225" svg:viewBox="0 0 3226 1">
          <text:p/>
        </draw:connector>
        <draw:connector draw:style-name="gr2" draw:text-style-name="P1" draw:layer="layout" svg:x1="8.026cm" svg:y1="3.75cm" svg:x2="9.584cm" svg:y2="4.909cm" draw:start-shape="id6" draw:start-glue-point="3" draw:end-shape="id5" draw:end-glue-point="3" svg:d="M8026 3750v1159h1558" svg:viewBox="0 0 1559 1160">
          <text:p/>
        </draw:connector>
        <draw:connector draw:style-name="gr2" draw:text-style-name="P1" draw:layer="layout" svg:x1="9.484cm" svg:y1="1.009cm" svg:x2="8.026cm" svg:y2="2.075cm" draw:start-shape="id7" draw:start-glue-point="3" draw:end-shape="id6" draw:end-glue-point="1" svg:d="M9484 1009h-1458v1066" svg:viewBox="0 0 1459 1067">
          <text:p/>
        </draw:connector>
        <draw:frame draw:style-name="gr3" draw:text-style-name="P2" draw:layer="layout" svg:width="3.041cm" svg:height="1.114cm" svg:x="13.34cm" svg:y="3.339cm">
          <draw:text-box>
            <text:p><text:span text:style-name="T1">G</text:span><text:span text:style-name="T2">b</text:span></text:p>
          </draw:text-box>
        </draw:frame>
        <draw:g xml:id="id9" draw:id="id9">
          <draw:custom-shape draw:style-name="gr4" draw:text-style-name="P1" draw:layer="layout" svg:width="2.153cm" svg:height="2.573cm" svg:x="11.485cm" svg:y="1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559cm" svg:y1="2.412cm" svg:x2="12.559cm" svg:y2="3.677cm">
            <text:p/>
          </draw:line>
        </draw:g>
        <draw:custom-shape draw:style-name="gr6" draw:text-style-name="P4" xml:id="id4" draw:id="id4" draw:layer="layout" svg:width="2.153cm" svg:height="2.573cm" svg:x="6.941cm" svg:y="5.703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19cm" svg:height="1.114cm" svg:x="8.362cm" svg:y="7.418cm">
          <draw:text-box>
            <text:p><text:span text:style-name="T3">H</text:span><text:span text:style-name="T4">d</text:span><text:span text:style-name="T1"> </text:span></text:p>
          </draw:text-box>
        </draw:frame>
        <draw:connector draw:style-name="gr2" draw:text-style-name="P5" draw:layer="layout" svg:x1="6.359cm" svg:y1="4.909cm" svg:x2="8.018cm" svg:y2="5.703cm" draw:start-shape="id3" draw:start-glue-point="1" draw:end-shape="id4" draw:end-glue-point="4" svg:d="M6359 4909h1659v794" svg:viewBox="0 0 1660 795">
          <text:p/>
        </draw:connector>
        <draw:connector draw:style-name="gr2" draw:text-style-name="P5" draw:layer="layout" svg:x1="6.359cm" svg:y1="1.009cm" svg:x2="8.026cm" svg:y2="2.075cm" draw:start-shape="id1" draw:start-glue-point="1" draw:end-shape="id6" draw:end-glue-point="1" svg:d="M6359 1009h1667v1066" svg:viewBox="0 0 1668 1067">
          <text:p/>
        </draw:connector>
        <draw:connector draw:style-name="gr2" draw:text-style-name="P5" draw:layer="layout" svg:x1="11.259cm" svg:y1="4.909cm" svg:x2="12.393cm" svg:y2="4.939cm" draw:start-shape="id5" draw:start-glue-point="1" draw:end-shape="id8" draw:end-glue-point="6" svg:d="M11259 4909h567v30h567" svg:viewBox="0 0 1135 31">
          <text:p/>
        </draw:connector>
        <draw:connector draw:style-name="gr2" draw:text-style-name="P5" draw:layer="layout" svg:x1="11.159cm" svg:y1="1.009cm" svg:x2="12.561cm" svg:y2="1.665cm" draw:start-shape="id7" draw:start-glue-point="1" draw:end-shape="id9" draw:end-glue-point="0" svg:d="M11159 1009h1402v656" svg:viewBox="0 0 1403 657">
          <text:p/>
        </draw:connector>
        <draw:connector draw:style-name="gr2" draw:text-style-name="P5" draw:layer="layout" svg:x1="12.561cm" svg:y1="4.238cm" svg:x2="12.492cm" svg:y2="6.012cm" draw:start-shape="id9" draw:start-glue-point="2" svg:d="M12561 4238v1138h-69v636" svg:viewBox="0 0 70 1775">
          <text:p/>
        </draw:connector>
        <draw:custom-shape draw:style-name="gr1" draw:text-style-name="P1" xml:id="id10" draw:id="id10" draw:layer="layout" svg:width="1.675cm" svg:height="0.551cm" svg:x="4.683cm" svg:y="8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75cm 8.688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358cm" svg:y1="9.009cm" svg:x2="8.018cm" svg:y2="8.276cm" draw:start-shape="id10" draw:start-glue-point="1" draw:end-shape="id4" draw:end-glue-point="6" svg:d="M6358 9009h1660v-733" svg:viewBox="0 0 1661 734">
          <text:p/>
        </draw:connector>
        <draw:connector draw:style-name="gr2" draw:text-style-name="P5" draw:layer="layout" svg:x1="3.025cm" svg:y1="7.013cm" svg:x2="4.684cm" svg:y2="4.909cm" draw:start-shape="id11" draw:start-glue-point="1" draw:end-shape="id3" draw:end-glue-point="3" svg:d="M3025 7013v-2104h1659" svg:viewBox="0 0 1660 2105">
          <text:p/>
        </draw:connector>
        <draw:connector draw:style-name="gr2" draw:text-style-name="P5" draw:layer="layout" draw:line-skew="-0.189cm" svg:x1="3.025cm" svg:y1="8.688cm" svg:x2="4.683cm" svg:y2="9.009cm" draw:start-shape="id11" draw:start-glue-point="3" draw:end-shape="id10" draw:end-glue-point="3" svg:d="M3025 8688v312h966v9h692" svg:viewBox="0 0 1659 322">
          <text:p/>
        </draw:connector>
        <draw:frame draw:style-name="gr8" draw:text-style-name="P6" draw:layer="layout" svg:width="1.162cm" svg:height="1.114cm" svg:x="5.051cm" svg:y="1.285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5.028cm" svg:y="9.285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898cm" svg:y="5.185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981cm" svg:y="5.185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8.142cm" svg:y="2.503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804cm" svg:y="1.285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588cm" svg:y="7.257cm">
          <draw:text-box>
            <text:p>R<text:span text:style-name="T5">6</text:span></text:p>
          </draw:text-box>
        </draw:frame>
        <draw:custom-shape draw:style-name="gr10" draw:text-style-name="P5" draw:layer="layout" svg:width="0.234cm" svg:height="0.258cm" svg:x="7.89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234cm" svg:height="0.258cm" svg:x="12.3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234cm" svg:height="0.258cm" svg:x="2.8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718cm" svg:y="1.698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67cm" svg:y1="7.013cm" svg:x2="3.67cm" svg:y2="8.9cm">
          <text:p/>
        </draw:line>
        <draw:frame draw:style-name="gr13" draw:text-style-name="P8" draw:layer="layout" svg:width="0.983cm" svg:height="1.114cm" svg:x="3.817cm" svg:y="7.262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4" draw:text-style-name="P7" draw:layer="layout" svg:x1="1.525cm" svg:y1="4.459cm" svg:x2="0.3cm" svg:y2="4.47cm">
            <text:p/>
          </draw:line>
          <draw:line draw:style-name="gr14" draw:text-style-name="P7" draw:layer="layout" svg:x1="1.526cm" svg:y1="4.453cm" svg:x2="0.301cm" svg:y2="4.464cm">
            <text:p/>
          </draw:line>
          <draw:line draw:style-name="gr14" draw:text-style-name="P7" draw:layer="layout" svg:x1="0.635cm" svg:y1="4.705cm" svg:x2="1.244cm" svg:y2="4.705cm">
            <text:p/>
          </draw:line>
          <draw:line draw:style-name="gr14" draw:text-style-name="P7" draw:layer="layout" svg:x1="0.799cm" svg:y1="4.916cm" svg:x2="1.092cm" svg:y2="4.916cm">
            <text:p/>
          </draw:line>
          <draw:line draw:style-name="gr14" draw:text-style-name="P7" draw:layer="layout" svg:x1="0.929cm" svg:y1="4.444cm" svg:x2="0.934cm" svg:y2="3.9cm">
            <text:p/>
          </draw:line>
        </draw:g>
        <draw:connector draw:style-name="gr15" draw:text-style-name="P5" draw:layer="layout" svg:x1="2.893cm" svg:y1="4.939cm" svg:x2="0.913cm" svg:y2="3.9cm" draw:start-shape="id12" draw:start-glue-point="6" draw:end-shape="id13" draw:end-glue-point="0" svg:d="M2893 4939h-659v-1589h-1321v550" svg:viewBox="0 0 1981 1590">
          <text:p/>
        </draw:connector>
        <draw:frame draw:style-name="gr16" draw:text-style-name="P6" draw:layer="layout" svg:width="0.853cm" svg:height="0.962cm" svg:x="8.027cm" svg:y="4.047cm">
          <draw:text-box>
            <text:p>5</text:p>
          </draw:text-box>
        </draw:frame>
        <draw:frame draw:style-name="gr16" draw:text-style-name="P6" draw:layer="layout" svg:width="0.853cm" svg:height="0.962cm" svg:x="2.726cm" svg:y="9.049cm">
          <draw:text-box>
            <text:p>7</text:p>
          </draw:text-box>
        </draw:frame>
        <draw:frame draw:style-name="gr16" draw:text-style-name="P6" draw:layer="layout" svg:width="0.853cm" svg:height="0.962cm" svg:x="7.627cm" svg:y="9.049cm">
          <draw:text-box>
            <text:p>8</text:p>
          </draw:text-box>
        </draw:frame>
        <draw:frame draw:style-name="gr16" draw:text-style-name="P6" draw:layer="layout" svg:width="0.853cm" svg:height="0.962cm" svg:x="12.528cm" svg:y="4.447cm">
          <draw:text-box>
            <text:p>6</text:p>
          </draw:text-box>
        </draw:frame>
        <draw:custom-shape draw:style-name="gr17" draw:text-style-name="P9" draw:layer="layout" svg:width="1.842cm" svg:height="1.843cm" svg:x="11.61cm" svg:y="5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111cm" svg:height="1.114cm" svg:x="13.541cm" svg:y="6.339cm">
          <draw:text-box>
            <text:p><text:span text:style-name="T1">V</text:span><text:span text:style-name="T2">x</text:span></text:p>
          </draw:text-box>
        </draw:frame>
        <draw:frame draw:style-name="gr16" draw:text-style-name="P6" draw:layer="layout" svg:width="0.853cm" svg:height="0.962cm" svg:x="7.629cm" svg:y="0.047cm">
          <draw:text-box>
            <text:p>2</text:p>
          </draw:text-box>
        </draw:frame>
        <draw:frame draw:style-name="gr16" draw:text-style-name="P6" draw:layer="layout" svg:width="0.853cm" svg:height="0.962cm" svg:x="12.23cm" svg:y="0.047cm">
          <draw:text-box>
            <text:p>3</text:p>
          </draw:text-box>
        </draw:frame>
        <draw:line draw:style-name="gr12" draw:text-style-name="P7" draw:layer="layout" svg:x1="11.127cm" svg:y1="0.436cm" svg:x2="9.47cm" svg:y2="0.436cm">
          <text:p/>
        </draw:line>
        <draw:line draw:style-name="gr12" draw:text-style-name="P7" draw:layer="layout" svg:x1="6.327cm" svg:y1="4.336cm" svg:x2="4.67cm" svg:y2="4.336cm">
          <text:p/>
        </draw:line>
        <draw:line draw:style-name="gr12" draw:text-style-name="P7" draw:layer="layout" svg:x1="6.571cm" svg:y1="2.236cm" svg:x2="6.6cm" svg:y2="3.6cm">
          <text:p/>
        </draw:line>
        <draw:line draw:style-name="gr12" draw:text-style-name="P7" draw:layer="layout" svg:x1="9.643cm" svg:y1="4.3cm" svg:x2="11.3cm" svg:y2="4.3cm">
          <text:p/>
        </draw:line>
        <draw:line draw:style-name="gr12" draw:text-style-name="P7" draw:layer="layout" svg:x1="4.771cm" svg:y1="0.436cm" svg:x2="6.428cm" svg:y2="0.436cm">
          <text:p/>
        </draw:line>
        <draw:line draw:style-name="gr12" draw:text-style-name="P7" draw:layer="layout" svg:x1="4.771cm" svg:y1="8.436cm" svg:x2="6.428cm" svg:y2="8.436cm">
          <text:p/>
        </draw:line>
        <draw:line draw:style-name="gr12" draw:text-style-name="P7" draw:layer="layout" svg:x1="6.57cm" svg:y1="7.861cm" svg:x2="6.57cm" svg:y2="5.974cm">
          <text:p/>
        </draw:line>
        <draw:custom-shape draw:style-name="gr10" draw:text-style-name="P5" draw:layer="layout" svg:width="0.234cm" svg:height="0.258cm" svg:x="12.394cm" svg:y="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2.894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853cm" svg:height="0.962cm" svg:x="2.947cm" svg:y="4cm">
          <draw:text-box>
            <text:p>0</text:p>
          </draw:text-box>
        </draw:frame>
        <draw:custom-shape draw:style-name="gr19" draw:text-style-name="P9" draw:layer="layout" svg:width="1.363cm" svg:height="1.298cm" draw:transform="rotate (-3.14141812066459) translate (3.7cm 6.54cm)">
          <text:p text:style-name="P9"><text:span text:style-name="T6">-</text:span></text:p>
          <text:p text:style-name="P9"><text:span text:style-name="T6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128cm" svg:height="1.114cm" svg:x="1.372cm" svg:y="5.286cm">
          <draw:text-box>
            <text:p><text:span text:style-name="T6">V</text:span><text:span text:style-name="T7">e</text:span></text:p>
          </draw:text-box>
        </draw:frame>
        <draw:custom-shape draw:style-name="gr10" draw:text-style-name="P5" draw:layer="layout" svg:width="0.234cm" svg:height="0.258cm" svg:x="2.9cm" svg:y="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853cm" svg:height="0.962cm" svg:x="1.947cm" svg:y="6.3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9:02.732974076</meta:creation-date>
    <dc:date>2021-04-03T17:30:54.787613078</dc:date>
    <meta:editing-duration>PT1H1M3S</meta:editing-duration>
    <meta:editing-cycles>8</meta:editing-cycles>
    <meta:generator>LibreOffice/6.4.6.2$Linux_X86_64 LibreOffice_project/40$Build-2</meta:generator>
    <meta:document-statistic meta:object-count="71"/>
  </office:meta>
</office:document-meta>
</file>